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6ee5" officeooo:paragraph-rsid="00036e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r a disco local C, luego a mysql.</text:p>
      <text:p text:style-name="P1"/>
      <text:p text:style-name="P1">Copiar carpeta data y cambiarle a data-old. Eliminar el contenido de la carpeta data original.</text:p>
      <text:p text:style-name="P1"/>
      <text:p text:style-name="P1">Copiar el contenido de la carpeta backup y pegarlo en la carpeta data.</text:p>
      <text:p text:style-name="P1"/>
      <text:p text:style-name="P1">Copiar el archivo ibdata1 de la carpeta data-old y pegarlo en la carpeta data.</text:p>
      <text:p text:style-name="P1"/>
      <text:p text:style-name="P1">Copiar todas las carpetas de data-old menos mysql, performance-schema y phpmyadmin y pegarlo en la carpeta dat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5T13:00:02.638000000</meta:creation-date>
    <dc:date>2024-02-15T13:09:44.298000000</dc:date>
    <meta:editing-duration>PT9M42S</meta:editing-duration>
    <meta:editing-cycles>1</meta:editing-cycles>
    <meta:document-statistic meta:table-count="0" meta:image-count="0" meta:object-count="0" meta:page-count="1" meta:paragraph-count="5" meta:word-count="67" meta:character-count="388" meta:non-whitespace-character-count="326"/>
    <meta:generator>LibreOffice/7.5.6.2$Windows_X86_64 LibreOffice_project/f654817fb68d6d4600d7d2f6b647e47729f55f15</meta:generator>
  </office:meta>
</office:document-meta>
</file>